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2F4B48B1038B3B95B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c441242-7fff-a39a-2143-f43ae7b895a2"/><draw:frame draw:style-name="fr1" draw:name="Imagen1" text:anchor-type="as-char" svg:width="17.313cm" svg:height="20.948cm" draw:z-index="0"><draw:image xlink:href="Pictures/100000010000026E000002F4B48B1038B3B95B52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24:47.375988734</meta:creation-date>
    <dc:date>2022-12-01T10:25:09.393215222</dc:date>
    <meta:editing-duration>PT23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